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1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2" style:family="table-cell" style:parent-style-name="Default">
      <style:table-cell-properties fo:background-color="#ef413d"/>
    </style:style>
    <style:style style:name="T1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prefix-03.tt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1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2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a\zb" .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+ find if there is 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3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E is 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office:value-type="string" calcext:value-type="string">
            <text:p>1*</text:p>
          </table:table-cell>
          <table:table-cell table:style-name="ce9"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2 tok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dont know the stuctur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%2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check it there is “a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uri-02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table-cell table:style-name="ce12" office:value-type="string" calcext:value-type="string" table:number-columns-spanned="1" table:number-rows-spanned="5">
            <text:p>check URI esca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n3-extras-13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may give @a error when it is a predicate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kw-01.ttl</text:p>
          </table:table-cell>
          <table:table-cell table:style-name="ce1" office:value-type="string" calcext:value-type="string">
            <text:p>1*</text:p>
          </table:table-cell>
          <table:table-cell table:style-name="ce1"/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syntax-bad-uri-05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<text:span text:style-name="T2">N3 paths cannot be used in Turtle</text:span>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calcext:value-type="string">
            <text:p>turtle-eval-bad-01.ttl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Give more errors: N3 paths cannot be used in Turt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table:style-name="ce11" office:value-type="string" calcext:value-type="string">
            <text:p>extraneous input 'eg' expecting PNAME_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s :p :o%2 .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11:01:52.491743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5-11T01:48:13.040208457</dc:date>
    <meta:editing-duration>P1DT18H32M10S</meta:editing-duration>
    <meta:editing-cycles>51</meta:editing-cycles>
    <meta:generator>LibreOffice/5.4.5.1$Linux_X86_64 LibreOffice_project/40m0$Build-1</meta:generator>
    <meta:document-statistic meta:table-count="1" meta:cell-count="214" meta:object-count="0"/>
  </office:meta>
</office:document-meta>
</file>